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1in" table:align="left" style:writing-mode="lr-tb"/>
    </style:style>
    <style:style style:name="Table1.A" style:family="table-column">
      <style:table-column-properties style:column-width="0.7771in"/>
    </style:style>
    <style:style style:name="Table1.B" style:family="table-column">
      <style:table-column-properties style:column-width="1.6479in"/>
    </style:style>
    <style:style style:name="Table1.C" style:family="table-column">
      <style:table-column-properties style:column-width="1.425in"/>
    </style:style>
    <style:style style:name="Table1.D" style:family="table-column">
      <style:table-column-properties style:column-width="2.6431in"/>
    </style:style>
    <style:style style:name="Table1.1" style:family="table-row">
      <style:table-row-properties style:min-row-height="0.2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3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0.2368in" fo:keep-together="auto"/>
    </style:style>
    <style:style style:name="Table1.D5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0.5014in"/>
    </style:style>
    <style:style style:name="Table2.B" style:family="table-column">
      <style:table-column-properties style:column-width="1.6208in"/>
    </style:style>
    <style:style style:name="Table2.C" style:family="table-column">
      <style:table-column-properties style:column-width="4.79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0d46" officeooo:paragraph-rsid="00010d46"/>
    </style:style>
    <style:style style:name="P2" style:family="paragraph" style:parent-style-name="Standard">
      <style:text-properties officeooo:paragraph-rsid="00010d46"/>
    </style:style>
    <style:style style:name="P3" style:family="paragraph" style:parent-style-name="Standard">
      <style:text-properties officeooo:paragraph-rsid="0001d5ff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ndara" fo:font-weight="bold" officeooo:paragraph-rsid="00010d46" style:font-name-asian="Times New Roman" style:font-weight-asian="bold" style:font-name-complex="Calibri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style:snap-to-layout-grid="false"/>
      <style:text-properties fo:color="#000000" style:font-name="Candara" fo:font-weight="bold" officeooo:paragraph-rsid="00010d46" style:font-name-asian="Times New Roman" style:font-weight-asian="bold" style:font-name-complex="Calibri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Candara" fo:font-weight="bold" officeooo:paragraph-rsid="00010d46" style:font-name-asian="Times New Roman" style:font-weight-asian="bold" style:font-name-complex="Calibri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style:snap-to-layout-grid="false"/>
      <style:text-properties fo:color="#000000" style:font-name="Candara" fo:font-size="10pt" fo:font-weight="bold" officeooo:paragraph-rsid="00010d46" style:font-name-asian="Times New Roman" style:font-size-asian="10pt" style:font-weight-asian="bold" style:font-name-complex="Calibri" style:font-size-complex="10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style:snap-to-layout-grid="false"/>
      <style:text-properties fo:color="#000000" style:font-name="Candara" fo:font-size="10pt" officeooo:paragraph-rsid="00010d46" style:font-name-asian="Times New Roman" style:font-size-asian="10pt" style:font-name-complex="Calibri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style:snap-to-layout-grid="false"/>
      <style:text-properties fo:color="#000000" style:font-name="Candara" officeooo:paragraph-rsid="00010d46" style:font-name-asian="Times New Roman" style:font-name-complex="Calibri"/>
    </style:style>
    <style:style style:name="P10" style:family="paragraph" style:parent-style-name="Table_20_Contents">
      <style:text-properties officeooo:rsid="0001d5ff" officeooo:paragraph-rsid="0001d5ff"/>
    </style:style>
    <style:style style:name="P11" style:family="paragraph" style:parent-style-name="Table_20_Contents">
      <style:text-properties officeooo:rsid="0002c70e" officeooo:paragraph-rsid="0002c70e"/>
    </style:style>
    <style:style style:name="P12" style:family="paragraph" style:parent-style-name="Table_20_Contents">
      <style:text-properties officeooo:rsid="0001d5ff" officeooo:paragraph-rsid="0001d5ff"/>
    </style:style>
    <style:style style:name="P13" style:family="paragraph" style:parent-style-name="Table_20_Contents">
      <style:text-properties officeooo:rsid="0003a653" officeooo:paragraph-rsid="0003a653"/>
    </style:style>
    <style:style style:name="P14" style:family="paragraph" style:parent-style-name="Table_20_Contents">
      <style:text-properties officeooo:rsid="0005625b" officeooo:paragraph-rsid="0005625b"/>
    </style:style>
    <style:style style:name="P15" style:family="paragraph" style:parent-style-name="Table_20_Contents">
      <style:text-properties officeooo:rsid="00071c57" officeooo:paragraph-rsid="00071c57"/>
    </style:style>
    <style:style style:name="T1" style:family="text">
      <style:text-properties officeooo:rsid="00010d46"/>
    </style:style>
    <style:style style:name="T2" style:family="text">
      <style:text-properties officeooo:rsid="0001d5ff"/>
    </style:style>
    <style:style style:name="T3" style:family="text">
      <style:text-properties officeooo:rsid="0003a6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Review Form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B3" office:value-type="string">
            <text:p text:style-name="P6">Document <text:s/>Title:</text:p>
          </table:table-cell>
          <table:table-cell table:style-name="Table1.C3" table:number-columns-spanned="2" office:value-type="string">
            <text:p text:style-name="P4"><text:span text:style-name="T1">Feature Tour Testing</text:span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6">Reviewer Name:</text:p>
          </table:table-cell>
          <table:table-cell table:style-name="Table1.C3" table:number-columns-spanned="2" office:value-type="string">
            <text:p text:style-name="P4"> <text:span text:style-name="T1">Adascalitei Alexandru, Bodea Adonis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6">Review date: </text:p>
          </table:table-cell>
          <table:table-cell table:style-name="Table1.B4" office:value-type="string">
            <text:p text:style-name="P6"> <text:span text:style-name="T2">24 Feb 2020</text:span></text:p>
          </table:table-cell>
          <table:table-cell table:style-name="Table1.D5" office:value-type="string">
            <text:p text:style-name="P5"/>
          </table:table-cell>
        </table:table-row>
      </table:table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Nr</text:p>
          </table:table-cell>
          <table:table-cell table:style-name="Table2.A1" office:value-type="string">
            <text:p text:style-name="P10">Feature Name</text:p>
          </table:table-cell>
          <table:table-cell table:style-name="Table2.C1" office:value-type="string">
            <text:p text:style-name="P10">Feature Description</text:p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Create a student</text:p>
          </table:table-cell>
          <table:table-cell table:style-name="Table2.C2" office:value-type="string">
            <text:p text:style-name="P10">The user of the application is able to create a student with the specified values.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See students</text:p>
          </table:table-cell>
          <table:table-cell table:style-name="Table2.C2" office:value-type="string">
            <text:p text:style-name="P10">The user of the application is able to see the information about its students.</text:p>
          </table:table-cell>
        </table:table-row>
        <table:table-row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Remove a student</text:p>
          </table:table-cell>
          <table:table-cell table:style-name="Table2.C2" office:value-type="string">
            <text:p text:style-name="P10">The user of the application is able to remove a student by specifying its id.</text:p>
          </table:table-cell>
        </table:table-row>
        <table:table-row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Update a student’s details</text:p>
          </table:table-cell>
          <table:table-cell table:style-name="Table2.C2" office:value-type="string">
            <text:p text:style-name="P10">The user of the application is able to update the information of a student by specifying the student’s id and the new information.</text:p>
          </table:table-cell>
        </table:table-row>
        <table:table-row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1">See grades</text:p>
          </table:table-cell>
          <table:table-cell table:style-name="Table2.C2" office:value-type="string">
            <text:p text:style-name="P11">The user of the application is able to see the existing grades for the students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3">Create a laboratory theme</text:p>
          </table:table-cell>
          <table:table-cell table:style-name="Table2.C2" office:value-type="string">
            <text:p text:style-name="P13">The user of the application is able to create a laboratory theme with the specified values.</text:p>
          </table:table-cell>
        </table:table-row>
        <table:table-row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3">Delete a laboratory theme</text:p>
          </table:table-cell>
          <table:table-cell table:style-name="Table2.C2" office:value-type="string">
            <text:p text:style-name="P10">The user of the application is able to remove a <text:span text:style-name="T3">laboratory theme</text:span> by specifying its id.</text:p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A2" office:value-type="string">
            <text:p text:style-name="P14">Add a grade for a student to a theme</text:p>
          </table:table-cell>
          <table:table-cell table:style-name="Table2.C2" office:value-type="string">
            <text:p text:style-name="P14">The user of the application is able to add a grade for a student to a theme by specifying the student’s id, theme’s id and other values.</text:p>
          </table:table-cell>
        </table:table-row>
        <table:table-row>
          <table:table-cell table:style-name="Table2.A2" office:value-type="string">
            <text:p text:style-name="P13">9</text:p>
          </table:table-cell>
          <table:table-cell table:style-name="Table2.A2" office:value-type="string">
            <text:p text:style-name="P14">Exit</text:p>
          </table:table-cell>
          <table:table-cell table:style-name="Table2.C2" office:value-type="string">
            <text:p text:style-name="P14">The user of the application is able to exit the application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5">Extend the deadline of a laboratory theme</text:p>
          </table:table-cell>
          <table:table-cell table:style-name="Table2.C2" office:value-type="string">
            <text:p text:style-name="P15">The user of the application is able to extend the deadline of a laboratory theme by specifying its id, with a certain number of week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07:43.853000000</meta:creation-date>
    <dc:date>2020-03-08T19:03:44.761000000</dc:date>
    <meta:editing-duration>PT32M51S</meta:editing-duration>
    <meta:editing-cycles>3</meta:editing-cycles>
    <meta:generator>LibreOffice/5.4.3.2$Windows_X86_64 LibreOffice_project/92a7159f7e4af62137622921e809f8546db437e5</meta:generator>
    <meta:document-statistic meta:table-count="2" meta:image-count="0" meta:object-count="0" meta:page-count="1" meta:paragraph-count="40" meta:word-count="249" meta:character-count="1330" meta:non-whitespace-character-count="1116"/>
  </office:meta>
</office:document-meta>
</file>